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K</text:p>
          </table:table-cell>
          <table:table-cell office:value-type="string" calcext:value-type="string">
            <text:p>addon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M</text:p>
          </table:table-cell>
          <table:table-cell office:value-type="string" calcext:value-type="string">
            <text:p>addon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86" calcext:value-type="float">
            <text:p>58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G</text:p>
          </table:table-cell>
          <table:table-cell office:value-type="string" calcext:value-type="string">
            <text:p>addon</text:p>
          </table:table-cell>
          <table:table-cell office:value-type="float" office:value="342079" calcext:value-type="float">
            <text:p>34207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366310" calcext:value-type="float">
            <text:p>36631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20:39:28.44162208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20:40:34.557571706</dc:date>
    <meta:generator>LibreOffice/6.0.6.1$Linux_X86_64 LibreOffice_project/00$Build-1</meta:generator>
    <meta:editing-duration>PT27M22S</meta:editing-duration>
    <meta:editing-cycles>18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true" chart:minimum="1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9.989cm" svg:y="0.359cm" chart:style-name="ch2">
          <text:p>file write</text:p>
        </chart:title>
        <chart:legend chart:legend-position="bottom" svg:x="11.03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146cm" svg:y="1.933cm" svg:width="18.902cm" svg:height="7.154cm"/>
          <chart:axis chart:dimension="x" chart:name="primary-x" chart:style-name="ch5" chartooo:axis-type="auto">
            <chartooo:date-scale/>
            <chart:title svg:x="0.389cm" svg:y="6.047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1cm" svg:y="0.553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 addon</text:p>
                <text:list>
                  <text:list-item>
                    <text:p>1K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35">
                <text:p>35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K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M addon</text:p>
                <text:list>
                  <text:list-item>
                    <text:p>1M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M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G addon</text:p>
                <text:list>
                  <text:list-item>
                    <text:p>1G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42079">
                <text:p>342079</text:p>
              </table:table-cell>
            </table:table-row>
            <table:table-row>
              <table:table-cell office:value-type="string">
                <text:p>1G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366310">
                <text:p>366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